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1e1e1e" draw:opacity="100%"/>
      <style:paragraph-properties style:line-height-at-least="0.198in" fo:background-color="#1e1e1e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6a9955" style:font-name="Consolas" fo:font-size="10.5pt" style:letter-kerning="false" style:font-name-asian="Times New Roman" style:font-size-asian="10.5pt" style:language-asian="en" style:country-asian="US" style:font-name-complex="Times New Roman" style:font-size-complex="10.5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strat running the program on local machine on multiple kernels:</text:p>
      <text:p text:style-name="Standard"/>
      <text:p text:style-name="Standard">1. master:</text:p>
      <text:p text:style-name="Standard"><text:tab/>python3 master.py 3</text:p>
      <text:p text:style-name="Standard"/>
      <text:p text:style-name="Standard">2. Client:</text:p>
      <text:p text:style-name="P1"><text:tab/><text:span text:style-name="Default_20_Paragraph_20_Font"><text:span text:style-name="T1">python3 client.py 192.168.1.2 3</text:span></text:span></text:p>
      <text:p text:style-name="Standard"/>
      <text:p text:style-name="Standard">3. Datakeeper:</text:p>
      <text:p text:style-name="Standard"><text:tab/>python3 datakeeper.py 127.0.0.1 6666</text:p>
      <text:p text:style-name="Standard"/>
      <text:p text:style-name="Standard">4. DatakeeperAlive:</text:p>
      <text:p text:style-name="Standard"><text:tab/>python3 datakeeperAlive.py 127.0.0.1 6666</text:p>
      <text:p text:style-name="Standard"/>
      <text:p text:style-name="Standard">In dk_ips.txt file:</text:p>
      <text:p text:style-name="Standard"><text:tab/>&lt;number of datakeepers&gt; &lt;list of their ip:port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4-16T18:05:00Z</meta:creation-date>
    <dc:date>2020-04-30T20:50:21.444766800</dc:date>
    <meta:editing-cycles>4</meta:editing-cycles>
    <meta:editing-duration>PT4M59S</meta:editing-duration>
    <meta:document-statistic meta:table-count="0" meta:image-count="0" meta:object-count="0" meta:page-count="1" meta:paragraph-count="11" meta:word-count="44" meta:character-count="318" meta:non-whitespace-character-count="280"/>
    <meta:template xlink:type="simple" xlink:actuate="onRequest" xlink:title="" xlink:href="Normal.dotm"/>
  </office:meta>
</office:document-meta>
</file>